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1" table:style-name="ta1">
        <table:shapes>
          <draw:frame draw:z-index="0" draw:style-name="gr1" draw:text-style-name="P1" svg:width="159.99mm" svg:height="89.99mm" svg:x="1mm" svg:y="32.61mm">
            <draw:object draw:notify-on-update-of-ranges="Network1.A4:Network1.A7 Network1.D3:Network1.D3 Network1.D4:Network1.D7 Network1.A4:Network1.A7 Network1.F3:Network1.F3 Network1.F4:Network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[.B1]/[.B4]" office:value-type="float" office:value="1.29576746557879" calcext:value-type="float">
            <text:p>1.29576746557879</text:p>
          </table:table-cell>
          <table:table-cell/>
          <table:table-cell table:formula="of:=[.D4]/[.A4]" office:value-type="float" office:value="0.647883732789393" calcext:value-type="float">
            <text:p>0.647883732789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2" calcext:value-type="float">
            <text:p>1302</text:p>
          </table:table-cell>
          <table:table-cell/>
          <table:table-cell table:formula="of:=[.B1]/[.B5]" office:value-type="float" office:value="1.95161290322581" calcext:value-type="float">
            <text:p>1.95161290322581</text:p>
          </table:table-cell>
          <table:table-cell/>
          <table:table-cell table:formula="of:=[.D5]/[.A5]" office:value-type="float" office:value="0.487903225806452" calcext:value-type="float">
            <text:p>0.4879032258064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[.B1]/[.B6]" office:value-type="float" office:value="2.55633802816901" calcext:value-type="float">
            <text:p>2.55633802816901</text:p>
          </table:table-cell>
          <table:table-cell/>
          <table:table-cell table:formula="of:=[.D6]/[.A6]" office:value-type="float" office:value="0.426056338028169" calcext:value-type="float">
            <text:p>0.426056338028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[.B1]/[.B7]" office:value-type="float" office:value="2.46459747817653" calcext:value-type="float">
            <text:p>2.46459747817653</text:p>
          </table:table-cell>
          <table:table-cell/>
          <table:table-cell table:formula="of:=[.D7]/[.A7]" office:value-type="float" office:value="0.246459747817653" calcext:value-type="float">
            <text:p>0.246459747817653</text:p>
          </table:table-cell>
        </table:table-row>
      </table:table>
      <table:table table:name="Network2" table:style-name="ta1">
        <table:shapes>
          <draw:frame draw:z-index="0" draw:style-name="gr1" draw:text-style-name="P1" svg:width="159.99mm" svg:height="89.99mm" svg:x="3.48mm" svg:y="50.67mm">
            <draw:object draw:notify-on-update-of-ranges="Network2.A4:Network2.A8 Network2.D3:Network2.D3 Network2.D4:Network2.D8 Network2.A4:Network2.A8 Network2.F3:Network2.F3 Network2.F4:Network2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desc>For network with parameters: input = 784 [512, 256, 128, 10]</svg:desc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</text:p>
          </table:table-cell>
          <table:table-cell office:value-type="float" office:value="23433" calcext:value-type="float">
            <text:p>2343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1" calcext:value-type="float">
            <text:p>13431</text:p>
          </table:table-cell>
          <table:table-cell/>
          <table:table-cell table:formula="of:=[.B1]/[.B4]" office:value-type="float" office:value="1.74469510833147" calcext:value-type="float">
            <text:p>1.74469510833147</text:p>
          </table:table-cell>
          <table:table-cell/>
          <table:table-cell table:formula="of:=[.D4]/[.A4]" office:value-type="float" office:value="0.872347554165736" calcext:value-type="float">
            <text:p>0.872347554165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B1]/[.B5]" office:value-type="float" office:value="2.80701964542405" calcext:value-type="float">
            <text:p>2.80701964542405</text:p>
          </table:table-cell>
          <table:table-cell/>
          <table:table-cell table:formula="of:=[.D5]/[.A5]" office:value-type="float" office:value="0.701754911356013" calcext:value-type="float">
            <text:p>0.7017549113560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68" calcext:value-type="float">
            <text:p>7468</text:p>
          </table:table-cell>
          <table:table-cell/>
          <table:table-cell table:formula="of:=[.B1]/[.B6]" office:value-type="float" office:value="3.13778789501875" calcext:value-type="float">
            <text:p>3.13778789501875</text:p>
          </table:table-cell>
          <table:table-cell/>
          <table:table-cell table:formula="of:=[.D6]/[.A6]" office:value-type="float" office:value="0.522964649169791" calcext:value-type="float">
            <text:p>0.522964649169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7" calcext:value-type="float">
            <text:p>6727</text:p>
          </table:table-cell>
          <table:table-cell/>
          <table:table-cell table:formula="of:=[.B1]/[.B7]" office:value-type="float" office:value="3.48342500371637" calcext:value-type="float">
            <text:p>3.48342500371637</text:p>
          </table:table-cell>
          <table:table-cell/>
          <table:table-cell table:formula="of:=[.D7]/[.A7]" office:value-type="float" office:value="0.348342500371637" calcext:value-type="float">
            <text:p>0.348342500371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61" calcext:value-type="float">
            <text:p>11161</text:p>
          </table:table-cell>
          <table:table-cell/>
          <table:table-cell table:formula="of:=[.B1]/[.B8]" office:value-type="float" office:value="2.09954305169788" calcext:value-type="float">
            <text:p>2.09954305169788</text:p>
          </table:table-cell>
          <table:table-cell/>
          <table:table-cell table:formula="of:=[.D8]/[.A8]" office:value-type="float" office:value="0.174961920974823" calcext:value-type="float">
            <text:p>0.174961920974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5:06:36.550768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56:34.440813649</meta:creation-date>
    <dc:date>2019-04-19T15:10:42.264223528</dc:date>
    <meta:editing-duration>PT12M1S</meta:editing-duration>
    <meta:editing-cycles>2</meta:editing-cycles>
    <meta:generator>LibreOffice/6.2.2.2$Linux_X86_64 LibreOffice_project/20$Build-2</meta:generator>
    <meta:document-statistic meta:table-count="2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493cm" svg:y="1.275cm" chart:style-name="ch3">
          <text:p>For network with input 784 and dense layers [512, 256, 128, 10]</text:p>
        </chart:subtitle>
        <chart:legend chart:legend-position="end" svg:x="13.121cm" svg:y="3.952cm" style:legend-expansion="high" chart:style-name="ch4"/>
        <chart:plot-area chart:style-name="ch5" table:cell-range-address="Network1.A4:Network1.A7 Network1.D3:Network1.D7 Network1.F3:Network1.F7" chart:data-source-has-labels="row" svg:x="0.32cm" svg:y="2.138cm" svg:width="12.481cm" svg:height="5.701cm">
          <chartooo:coordinate-region svg:x="1.047cm" svg:y="2.338cm" svg:width="11.567cm" svg:height="4.854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1.D4:Network1.D7" chart:label-cell-address="Network1.D3:Network1.D3" chart:class="chart:scatter">
            <chart:domain table:cell-range-address="Network1.A4:Network1.A7"/>
            <chart:data-point chart:repeated="4"/>
          </chart:series>
          <chart:series chart:style-name="ch10" chart:values-cell-range-address="Network1.F4:Network1.F7" chart:label-cell-address="Network1.F3:Network1.F3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1.D3:Network1.D3</svg:desc>
                </draw:g>
              </table:table-cell>
              <table:table-cell office:value-type="string">
                <text:p>Efficiency</text:p>
                <draw:g>
                  <svg:desc>Network1.F3:Network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1.A4:Network1.A7</svg:desc>
                </draw:g>
              </table:table-cell>
              <table:table-cell office:value-type="float" office:value="1.29576746557879">
                <text:p>1.29576746557879</text:p>
                <draw:g>
                  <svg:desc>Network1.D4:Network1.D7</svg:desc>
                </draw:g>
              </table:table-cell>
              <table:table-cell office:value-type="float" office:value="0.647883732789393">
                <text:p>0.647883732789393</text:p>
                <draw:g>
                  <svg:desc>Network1.F4:Network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95161290322581">
                <text:p>1.95161290322581</text:p>
              </table:table-cell>
              <table:table-cell office:value-type="float" office:value="0.487903225806452">
                <text:p>0.487903225806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.55633802816901">
                <text:p>2.55633802816901</text:p>
              </table:table-cell>
              <table:table-cell office:value-type="float" office:value="0.426056338028169">
                <text:p>0.426056338028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46459747817653">
                <text:p>2.46459747817653</text:p>
              </table:table-cell>
              <table:table-cell office:value-type="float" office:value="0.246459747817653">
                <text:p>0.246459747817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15cm" svg:y="0.316cm" chart:style-name="ch2">
          <text:p>Speedup and efficiency</text:p>
        </chart:title>
        <chart:subtitle svg:x="2.281cm" svg:y="1.275cm" chart:style-name="ch3">
          <text:p>For network with input 784 and dense layers [2048, 1024, 512, 10]</text:p>
        </chart:subtitle>
        <chart:legend chart:legend-position="end" svg:x="13.121cm" svg:y="3.952cm" style:legend-expansion="high" chart:style-name="ch4"/>
        <chart:plot-area chart:style-name="ch5" table:cell-range-address="Network2.A4:Network2.A8 Network2.D3:Network2.D8 Network2.F3:Network2.F8" chart:data-source-has-labels="row" svg:x="0.32cm" svg:y="2.138cm" svg:width="12.481cm" svg:height="5.701cm">
          <chartooo:coordinate-region svg:x="1.047cm" svg:y="2.337cm" svg:width="11.567cm" svg:height="4.855cm"/>
          <chart:axis chart:dimension="x" chart:name="primary-x" chart:style-name="ch6">
            <chart:title svg:x="5.312cm" svg:y="8.019cm" chart:style-name="ch7">
              <text:p>Number of cores</text:p>
            </chart:title>
            <chart:grid chart:style-name="ch8" chart:class="major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Network2.D4:Network2.D8" chart:label-cell-address="Network2.D3:Network2.D3" chart:class="chart:scatter">
            <chart:domain table:cell-range-address="Network2.A4:Network2.A8"/>
            <chart:data-point chart:repeated="5"/>
          </chart:series>
          <chart:series chart:style-name="ch10" chart:values-cell-range-address="Network2.F4:Network2.F8" chart:label-cell-address="Network2.F3:Network2.F3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Network2.D3:Network2.D3</svg:desc>
                </draw:g>
              </table:table-cell>
              <table:table-cell office:value-type="string">
                <text:p>Efficiency</text:p>
                <draw:g>
                  <svg:desc>Network2.F3:Network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Network2.A4:Network2.A8</svg:desc>
                </draw:g>
              </table:table-cell>
              <table:table-cell office:value-type="float" office:value="1.74469510833147">
                <text:p>1.74469510833147</text:p>
                <draw:g>
                  <svg:desc>Network2.D4:Network2.D8</svg:desc>
                </draw:g>
              </table:table-cell>
              <table:table-cell office:value-type="float" office:value="0.872347554165736">
                <text:p>0.872347554165736</text:p>
                <draw:g>
                  <svg:desc>Network2.F4:Network2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80701964542405">
                <text:p>2.80701964542405</text:p>
              </table:table-cell>
              <table:table-cell office:value-type="float" office:value="0.701754911356013">
                <text:p>0.701754911356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13778789501875">
                <text:p>3.13778789501875</text:p>
              </table:table-cell>
              <table:table-cell office:value-type="float" office:value="0.522964649169791">
                <text:p>0.522964649169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48342500371637">
                <text:p>3.48342500371637</text:p>
              </table:table-cell>
              <table:table-cell office:value-type="float" office:value="0.348342500371637">
                <text:p>0.348342500371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.09954305169788">
                <text:p>2.09954305169788</text:p>
              </table:table-cell>
              <table:table-cell office:value-type="float" office:value="0.174961920974823">
                <text:p>0.174961920974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